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rixVariables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rixVariablesMethodArgumentResolverTests.resolveArgumen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rixVariablesMethodArgumentResolverTests.resolveArgumen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rixVariablesMethodArgumentResolverTests.getVariablesFor( String path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rixVariablesMethodArgumentResolverTests.resolveArgumentPath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rixVariablesMethodArgumentResolverTests.resolveArgumentMultiple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rixVariables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rixVariables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VariablesMethodArgumentResolverTests.resolveArgumen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rixVariablesMethodArgumentResolverTests.handle( String stringArg , @ MatrixVariable List &lt; String &gt; colors , @ MatrixVariable ( name = "year" , pathVar = "cars" , required = false , defaultValue = "2013" ) int preferredYe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